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D4100003C8F00001B5AD574C1CC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6.1024in" svg:height="2.7555in" svg:x="0.0346in" svg:y="8.2575in">
            <draw:object draw:notify-on-update-of-ranges="Sheet1.B1:Sheet1.B1 Sheet1.B2:Sheet1.B50 Sheet1.C1:Sheet1.C1 Sheet1.C2:Sheet1.C50 Sheet1.D1:Sheet1.D1 Sheet1.D2:Sheet1.D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937in" svg:height="1.9709in" svg:x="0.0602in" svg:y="11.2803in">
            <draw:object draw:notify-on-update-of-ranges="Sheet1.G2:Sheet1.G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fixed_j</text:p>
          </table:table-cell>
          <table:table-cell office:value-type="string">
            <text:p>Lowest</text:p>
          </table:table-cell>
          <table:table-cell office:value-type="string">
            <text:p>Median</text:p>
          </table:table-cell>
          <table:table-cell office:value-type="string">
            <text:p>Highest</text:p>
          </table:table-cell>
          <table:table-cell office:value-type="string">
            <text:p>Median – 1</text:p>
          </table:table-cell>
          <table:table-cell office:value-type="string">
            <text:p>Median + 1</text:p>
          </table:table-cell>
          <table:table-cell office:value-type="string">
            <text:p>Number of Class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table:formula="of:=( [.E2] + [.F2] ) / 2" office:value-type="float" office:value="265.5">
            <text:p>265.5</text:p>
          </table:table-cell>
          <table:table-cell table:number-columns-repeated="2" office:value-type="float" office:value="407">
            <text:p>407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62">
            <text:p>162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 [.E4] + [.F4] ) / 2" office:value-type="float" office:value="123.5">
            <text:p>123.5</text:p>
          </table:table-cell>
          <table:table-cell office:value-type="float" office:value="207">
            <text:p>207</text:p>
          </table:table-cell>
          <table:table-cell office:value-type="float" office:value="78">
            <text:p>78</text:p>
          </table:table-cell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( [.E6] + [.F6] ) / 2" office:value-type="float" office:value="77.5">
            <text:p>77.5</text:p>
          </table:table-cell>
          <table:table-cell office:value-type="float" office:value="168">
            <text:p>168</text:p>
          </table:table-cell>
          <table:table-cell office:value-type="float" office:value="54">
            <text:p>54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 [.E8] + [.F8] ) / 2" office:value-type="float" office:value="68.5">
            <text:p>68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 [.E10] + [.F10] ) / 2" office:value-type="float" office:value="50.5">
            <text:p>50.5</text:p>
          </table:table-cell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 [.E12] + [.F12] ) / 2" office:value-type="float" office:value="41.5">
            <text:p>41.5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 [.E15] + [.F15] ) / 2"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 [.E16] + [.F16] ) / 2" office:value-type="float" office:value="24.5">
            <text:p>24.5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 [.E17] + [.F17] ) / 2" office:value-type="float" office:value="29.5">
            <text:p>29.5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 [.E18] + [.F18] ) / 2"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 [.E19] + [.F19] ) / 2" office:value-type="float" office:value="31">
            <text:p>31</text:p>
          </table:table-cell>
          <table:table-cell office:value-type="float" office:value="57">
            <text:p>57</text:p>
          </table:table-cell>
          <table:table-cell table:number-columns-repeated="2" office:value-type="float" office:value="31">
            <text:p>3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 [.E20] + [.F20] ) / 2" office:value-type="float" office:value="28">
            <text:p>28</text:p>
          </table:table-cell>
          <table:table-cell office:value-type="float" office:value="42">
            <text:p>42</text:p>
          </table:table-cell>
          <table:table-cell table:number-columns-repeated="2" office:value-type="float" office:value="28">
            <text:p>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formula="of:=( [.E21] + [.F21] ) / 2" office:value-type="float" office:value="27">
            <text:p>27</text:p>
          </table:table-cell>
          <table:table-cell office:value-type="float" office:value="65">
            <text:p>65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( [.E24] + [.F24] ) / 2" office:value-type="float" office:value="25">
            <text:p>25</text:p>
          </table:table-cell>
          <table:table-cell office:value-type="float" office:value="37">
            <text:p>37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formula="of:=( [.E25] + [.F25] ) / 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( [.E27] + [.F27] ) / 2" office:value-type="float" office:value="25.5">
            <text:p>25.5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formula="of:=( [.E31] + [.F31] ) / 2" office:value-type="float" office:value="14.5">
            <text:p>14.5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formula="of:=( [.E33] + [.F33] ) / 2" office:value-type="float" office:value="18.5">
            <text:p>18.5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( [.E36] + [.F36] ) / 2"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formula="of:=( [.E37] + [.F37] ) / 2" office:value-type="float" office:value="16.5">
            <text:p>16.5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formula="of:=( [.E38] + [.F38] ) / 2" office:value-type="float" office:value="16.5">
            <text:p>16.5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table:formula="of:=( [.E39] + [.F39] ) / 2"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2"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formula="of:=( [.E43] + [.F43] ) / 2"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2"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formula="of:=( [.E44] + [.F44] ) / 2"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2"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formula="of:=( [.E45] + [.F45] ) / 2" office:value-type="float" office:value="12.5">
            <text:p>12.5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formula="of:=( [.E46] + [.F46] ) / 2"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2"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( [.E47] + [.F47] ) / 2"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2"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formula="of:=( [.E48] + [.F48] ) / 2" office:value-type="float" office:value="11.5">
            <text:p>11.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formula="of:=( [.E49] + [.F49] ) / 2" office:value-type="float" office:value="13.5">
            <text:p>13.5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41">
            <text:p>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2/16/2009</text:date>, <text:time>17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R </meta:initial-creator>
    <meta:creation-date>2009-12-16T15:44:04</meta:creation-date>
    <dc:date>2009-12-16T17:09:55</dc:date>
    <dc:creator>CLR </dc:creator>
    <meta:editing-duration>PT00H53M30S</meta:editing-duration>
    <meta:editing-cycles>5</meta:editing-cycles>
    <meta:generator>OpenOffice.org/3.1$Unix OpenOffice.org_project/310m19$Build-9420</meta:generator>
    <meta:document-statistic meta:table-count="3" meta:cell-count="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5.501cm" svg:height="7cm" chart:class="chart:line" chart:style-name="ch1">
        <chart:title svg:x="2.848cm" svg:y="0.14cm" chart:style-name="ch2">
          <text:p>Class Weight vs. Maximum Number of Classes</text:p>
        </chart:title>
        <chart:legend chart:legend-position="end" svg:x="13.561cm" svg:y="2.819cm" chart:style-name="ch3"/>
        <chart:plot-area chart:style-name="ch4" table:cell-range-address="Sheet1.B1:Sheet1.D50" chart:data-source-has-labels="row" svg:x="0.419cm" svg:y="0.793cm" svg:width="12.833cm" svg:height="5.988cm">
          <chart:axis chart:dimension="x" chart:name="primary-x" chart:style-name="ch5">
            <chart:title svg:x="4.43cm" svg:y="6.363cm" chart:style-name="ch6">
              <text:p>fixed_j (maximum number of classes)</text:p>
            </chart:title>
          </chart:axis>
          <chart:axis chart:dimension="y" chart:name="primary-y" chart:style-name="ch5">
            <chart:title svg:x="0.311cm" svg:y="4.644cm" chart:style-name="ch7">
              <text:p>cases per class</text:p>
            </chart:title>
            <chart:grid chart:style-name="ch8" chart:class="major"/>
          </chart:axis>
          <chart:series chart:style-name="ch9" chart:values-cell-range-address="Sheet1.B2:Sheet1.B50" chart:label-cell-address="Sheet1.B1:Sheet1.B1" chart:class="chart:line">
            <chart:data-point chart:repeated="49"/>
          </chart:series>
          <chart:series chart:style-name="ch10" chart:values-cell-range-address="Sheet1.C2:Sheet1.C50" chart:label-cell-address="Sheet1.C1:Sheet1.C1" chart:class="chart:line">
            <chart:data-point chart:repeated="49"/>
          </chart:series>
          <chart:series chart:style-name="ch11" chart:values-cell-range-address="Sheet1.D2:Sheet1.D50" chart:label-cell-address="Sheet1.D1:Sheet1.D1" chart:class="chart:line">
            <chart:data-point chart:repeated="49"/>
          </chart:series>
          <chart:wall chart:style-name="ch12"/>
          <chart:floor chart:style-name="ch13"/>
        </chart:plot-area>
        <draw:frame draw:style-name="gr1" draw:text-style-name="P1" svg:width="15.503cm" svg:height="7.002cm" svg:x="-0.001cm" svg:y="-0.001cm">
          <draw:image xlink:href="Pictures/20000D4100003C8F00001B5AD574C1C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Lowest</text:p>
              </table:table-cell>
              <table:table-cell office:value-type="string">
                <text:p text:id="Sheet1.C1:Sheet1.C1">Median</text:p>
              </table:table-cell>
              <table:table-cell office:value-type="string">
                <text:p text:id="Sheet1.D1:Sheet1.D1">High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 text:id="Sheet1.B2:Sheet1.B50">124</text:p>
              </table:table-cell>
              <table:table-cell office:value-type="float" office:value="265.5">
                <text:p text:id="Sheet1.C2:Sheet1.C50">265.5</text:p>
              </table:table-cell>
              <table:table-cell office:value-type="float" office:value="407">
                <text:p text:id="Sheet1.D2:Sheet1.D50">4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162">
                <text:p>16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123.5">
                <text:p>123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106">
                <text:p>10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77.5">
                <text:p>77.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68.5">
                <text:p>68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0.5">
                <text:p>50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41.5">
                <text:p>41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9.5">
                <text:p>29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4.5">
                <text:p>14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8.5">
                <text:p>18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1.5">
                <text:p>11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3.5">
                <text:p>13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479cm" svg:height="5.007cm" chart:class="chart:line" chart:style-name="ch1">
        <chart:title svg:x="2.202cm" svg:y="0.1cm" chart:style-name="ch2">
          <text:p>Number of Classes vs. Maximum Number of Classes</text:p>
        </chart:title>
        <chart:plot-area chart:style-name="ch3" table:cell-range-address="Sheet1.G2:Sheet1.G50" svg:x="0.417cm" svg:y="0.713cm" svg:width="14.753cm" svg:height="4.295cm">
          <chart:axis chart:dimension="x" chart:name="primary-x" chart:style-name="ch4">
            <chart:title svg:x="5.388cm" svg:y="4.55cm" chart:style-name="ch5">
              <text:p>fixed_j (maximum number of classes)</text:p>
            </chart:title>
          </chart:axis>
          <chart:axis chart:dimension="y" chart:name="primary-y" chart:style-name="ch4">
            <chart:title svg:x="0.31cm" svg:y="3.929cm" chart:style-name="ch6">
              <text:p>number of classes</text:p>
            </chart:title>
            <chart:grid chart:style-name="ch7" chart:class="major"/>
          </chart:axis>
          <chart:series chart:style-name="ch8" chart:values-cell-range-address="Sheet1.G2:Sheet1.G50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G2:Sheet1.G50"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